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-color="#8e86ae" draw:textarea-horizontal-align="justify" draw:textarea-vertical-align="middle" draw:auto-grow-height="false" fo:min-height="0.472cm" fo:min-width="5.422cm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0.472cm" fo:min-width="5.422cm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0.472cm" fo:min-width="5.422cm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0.472cm" fo:min-width="2.422cm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0.472cm" fo:min-width="2.422cm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0.472cm" fo:min-width="5.422cm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0.472cm" fo:min-width="4.422cm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0.472cm" fo:min-width="4.422cm"/>
    </style:style>
    <style:style style:name="gr9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3.422cm"/>
    </style:style>
    <style:style style:name="gr10" style:family="graphic" style:parent-style-name="standard">
      <style:graphic-properties draw:stroke="none" draw:fill-color="#999999" draw:textarea-horizontal-align="justify" draw:textarea-vertical-align="middle" draw:auto-grow-height="false" fo:min-height="0.75cm" fo:min-width="2cm"/>
    </style:style>
    <style:style style:name="gr11" style:family="graphic" style:parent-style-name="objectwithoutfill">
      <style:graphic-properties svg:stroke-width="0.053cm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76cm"/>
    </style:style>
    <style:style style:name="gr21" style:family="graphic" style:parent-style-name="objectwithoutfill">
      <style:graphic-properties svg:stroke-width="0.053cm" svg:stroke-color="#1c1c1c" draw:marker-start="Dimension_20_Lines" draw:marker-start-width="0.479cm" draw:marker-end="Concave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5cm"/>
    </style:style>
    <style:style style:name="gr24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1.422cm"/>
    </style:style>
    <style:style style:name="gr25" style:family="graphic" style:parent-style-name="standard">
      <style:graphic-properties draw:stroke="none" svg:stroke-width="0cm" draw:fill-color="#a1467e" draw:textarea-horizontal-align="justify" draw:textarea-vertical-align="middle" draw:auto-grow-height="false" fo:min-height="0.472cm" fo:min-width="1.422cm"/>
    </style:style>
    <style:style style:name="gr26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3.4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241cm"/>
    </style:style>
    <style:style style:name="gr28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14.4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736cm"/>
    </style:style>
    <style:style style:name="gr31" style:family="graphic" style:parent-style-name="objectwithoutfill">
      <style:graphic-properties svg:stroke-width="0.053cm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e86ae"/>
      <style:paragraph-properties fo:text-align="center" style:writing-mode="lr-tb"/>
      <style:text-properties fo:color="#55215b" fo:font-size="15pt"/>
    </style:style>
    <style:style style:name="P3" style:family="paragraph">
      <loext:graphic-properties draw:fill-color="#729fcf"/>
      <style:paragraph-properties fo:text-align="center" style:writing-mode="lr-tb"/>
      <style:text-properties fo:color="#355269" fo:font-size="15pt"/>
    </style:style>
    <style:style style:name="P4" style:family="paragraph">
      <loext:graphic-properties draw:fill-color="#81aca6"/>
      <style:paragraph-properties fo:text-align="center" style:writing-mode="lr-tb"/>
      <style:text-properties fo:color="#1e6a39" fo:font-size="15pt"/>
    </style:style>
    <style:style style:name="P5" style:family="paragraph">
      <loext:graphic-properties draw:fill-color="#77bc65"/>
      <style:paragraph-properties fo:text-align="center" style:writing-mode="lr-tb"/>
      <style:text-properties fo:color="#127622" fo:font-size="15pt"/>
    </style:style>
    <style:style style:name="P6" style:family="paragraph">
      <loext:graphic-properties draw:fill-color="#d4ea6b"/>
      <style:paragraph-properties fo:text-align="center" style:writing-mode="lr-tb"/>
      <style:text-properties fo:color="#468a1a" fo:font-size="15pt" style:font-size-asian="15pt" style:font-size-complex="15pt"/>
    </style:style>
    <style:style style:name="P7" style:family="paragraph">
      <loext:graphic-properties draw:fill-color="#ffff6d"/>
      <style:paragraph-properties fo:text-align="center" style:writing-mode="lr-tb"/>
      <style:text-properties fo:color="#706e0c" fo:font-size="15pt" style:font-size-asian="15pt" style:font-size-complex="15pt"/>
    </style:style>
    <style:style style:name="P8" style:family="paragraph">
      <loext:graphic-properties draw:fill-color="#ffde59"/>
      <style:paragraph-properties fo:text-align="center" style:writing-mode="lr-tb"/>
      <style:text-properties fo:color="#b47804" fo:font-size="15pt" style:font-size-asian="15pt" style:font-size-complex="15pt"/>
    </style:style>
    <style:style style:name="P9" style:family="paragraph">
      <loext:graphic-properties draw:fill-color="#ff972f"/>
      <style:paragraph-properties fo:text-align="center" style:writing-mode="lr-tb"/>
      <style:text-properties fo:color="#b85c00" fo:font-size="15pt" style:font-size-asian="15pt" style:font-size-complex="15pt"/>
    </style:style>
    <style:style style:name="P10" style:family="paragraph">
      <loext:graphic-properties draw:fill-color="#ff7b59"/>
      <style:paragraph-properties fo:text-align="center" style:writing-mode="lr-tb"/>
      <style:text-properties fo:color="#be480a" fo:font-size="15pt" style:font-size-asian="15pt" style:font-size-complex="15pt"/>
    </style:style>
    <style:style style:name="P11" style:family="paragraph">
      <loext:graphic-properties draw:fill-color="#999999"/>
      <style:paragraph-properties fo:text-align="center" style:writing-mode="lr-tb"/>
      <style:text-properties fo:color="#333333"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color="#333333" fo:font-size="15pt"/>
    </style:style>
    <style:style style:name="P15" style:family="paragraph">
      <loext:graphic-properties draw:fill-color="#e16173"/>
      <style:paragraph-properties fo:text-align="center" style:writing-mode="lr-tb"/>
      <style:text-properties fo:color="#861141" fo:font-size="15pt" style:font-size-asian="15pt" style:font-size-complex="15pt"/>
    </style:style>
    <style:style style:name="P16" style:family="paragraph">
      <loext:graphic-properties draw:fill-color="#a1467e"/>
      <style:paragraph-properties fo:text-align="center" style:writing-mode="lr-tb"/>
      <style:text-properties fo:color="#650953"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5215b" fo:font-size="15pt"/>
    </style:style>
    <style:style style:name="T2" style:family="text">
      <style:text-properties fo:color="#355269" fo:font-size="15pt"/>
    </style:style>
    <style:style style:name="T3" style:family="text">
      <style:text-properties fo:color="#1e6a39" fo:font-size="15pt"/>
    </style:style>
    <style:style style:name="T4" style:family="text">
      <style:text-properties fo:color="#127622" fo:font-size="15pt"/>
    </style:style>
    <style:style style:name="T5" style:family="text">
      <style:text-properties fo:color="#468a1a" fo:font-size="15pt" style:font-size-asian="15pt" style:font-size-complex="15pt"/>
    </style:style>
    <style:style style:name="T6" style:family="text">
      <style:text-properties fo:color="#706e0c" fo:font-size="15pt" style:font-size-asian="15pt" style:font-size-complex="15pt"/>
    </style:style>
    <style:style style:name="T7" style:family="text">
      <style:text-properties fo:color="#b47804" fo:font-size="15pt" style:font-size-asian="15pt" style:font-size-complex="15pt"/>
    </style:style>
    <style:style style:name="T8" style:family="text">
      <style:text-properties fo:color="#b85c00" fo:font-size="15pt" style:font-size-asian="15pt" style:font-size-complex="15pt"/>
    </style:style>
    <style:style style:name="T9" style:family="text">
      <style:text-properties fo:color="#be480a" fo:font-size="15pt" style:font-size-asian="15pt" style:font-size-complex="15pt"/>
    </style:style>
    <style:style style:name="T10" style:family="text">
      <style:text-properties fo:color="#333333" fo:font-size="15pt" style:font-size-asian="15pt" style:font-size-complex="15pt"/>
    </style:style>
    <style:style style:name="T11" style:family="text">
      <style:text-properties fo:color="#666666" fo:font-size="15pt" style:font-size-asian="15pt" style:font-size-complex="15pt"/>
    </style:style>
    <style:style style:name="T12" style:family="text">
      <style:text-properties fo:color="#333333" fo:font-size="15pt"/>
    </style:style>
    <style:style style:name="T13" style:family="text">
      <style:text-properties fo:color="#861141" fo:font-size="15pt" style:font-size-asian="15pt" style:font-size-complex="15pt"/>
    </style:style>
    <style:style style:name="T14" style:family="text">
      <style:text-properties fo:color="#650953" fo:font-size="15pt" style:font-size-asian="15pt" style:font-size-complex="15pt"/>
    </style:style>
    <style:style style:name="T15" style:family="text">
      <style:text-properties fo:color="#66666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6cm" svg:height="0.8cm" svg:x="2cm" svg:y="8cm">
          <text:p text:style-name="P1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6cm" svg:height="0.8cm" svg:x="3cm" svg:y="9.001cm">
          <text:p text:style-name="P1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cm" svg:height="0.8cm" svg:x="8cm" svg:y="10.002cm">
          <text:p text:style-name="P1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cm" svg:height="0.8cm" svg:x="11.001cm" svg:y="11.003cm">
          <text:p text:style-name="P1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6cm" svg:height="0.8cm" svg:x="14.002cm" svg:y="12.004cm">
          <text:p text:style-name="P1"><text:span text:style-name="T6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5cm" svg:height="0.8cm" svg:x="17.003cm" svg:y="13.005cm">
          <text:p text:style-name="P1"><text:span text:style-name="T7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5cm" svg:height="0.8cm" svg:x="19.004cm" svg:y="14.006cm">
          <text:p text:style-name="P1"><text:span text:style-name="T8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3" draw:id="id3" draw:layer="layout" svg:width="4cm" svg:height="0.8cm" svg:x="24cm" svg:y="6.007cm">
          <text:p text:style-name="P1"><text:span text:style-name="T9">Fab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" draw:id="id2" draw:layer="layout" svg:width="5cm" svg:height="2cm" svg:x="23.5cm" svg:y="8cm">
          <text:p text:style-name="P1"><text:span text:style-name="T10">OK ou pa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2" draw:layer="layout" draw:type="curve" svg:x1="24.004cm" svg:y1="14.406cm" svg:x2="26cm" svg:y2="10cm" draw:start-shape="id1" draw:start-glue-point="1" draw:end-shape="id2" draw:end-glue-point="6" svg:d="M24004 14406c1331 0 1996-1468 1996-4406" svg:viewBox="0 0 1997 4407">
          <text:p/>
        </draw:connector>
        <draw:connector draw:style-name="gr12" draw:text-style-name="P12" draw:layer="layout" draw:type="curve" svg:x1="26cm" svg:y1="8cm" svg:x2="26cm" svg:y2="6.807cm" draw:start-shape="id2" draw:start-glue-point="4" draw:end-shape="id3" draw:end-glue-point="2" svg:d="M26000 8000v-1193" svg:viewBox="0 0 1 1194">
          <text:p/>
        </draw:connector>
        <draw:connector draw:style-name="gr13" draw:text-style-name="P12" draw:layer="layout" draw:type="curve" svg:x1="23.5cm" svg:y1="9cm" svg:x2="7cm" svg:y2="7.4cm" draw:start-shape="id2" draw:start-glue-point="5" draw:end-shape="id4" draw:end-glue-point="1" svg:d="M23500 9000c-12373 0-4124-1600-16500-1600" svg:viewBox="0 0 16501 1601">
          <text:p/>
        </draw:connector>
        <draw:connector draw:style-name="gr14" draw:text-style-name="P12" draw:layer="layout" draw:type="curve" svg:x1="23.5cm" svg:y1="9cm" svg:x2="8cm" svg:y2="8.4cm" draw:start-shape="id2" draw:start-glue-point="5" draw:end-shape="id5" draw:end-glue-point="1" svg:d="M23500 9000c-11623 0-3874-600-15500-600" svg:viewBox="0 0 15501 601">
          <text:p/>
        </draw:connector>
        <draw:connector draw:style-name="gr15" draw:text-style-name="P12" draw:layer="layout" draw:type="curve" svg:x1="23.5cm" svg:y1="9cm" svg:x2="9cm" svg:y2="9.401cm" draw:start-shape="id2" draw:start-glue-point="5" draw:end-shape="id6" draw:end-glue-point="1" svg:d="M23500 9000c-10873 0-3624 401-14500 401" svg:viewBox="0 0 14501 402">
          <text:p/>
        </draw:connector>
        <draw:connector draw:style-name="gr16" draw:text-style-name="P12" draw:layer="layout" draw:type="curve" svg:x1="23.5cm" svg:y1="9cm" svg:x2="11cm" svg:y2="10.402cm" draw:start-shape="id2" draw:start-glue-point="5" draw:end-shape="id7" draw:end-glue-point="1" svg:d="M23500 9000c-9373 0-3124 1402-12500 1402" svg:viewBox="0 0 12501 1403">
          <text:p/>
        </draw:connector>
        <draw:connector draw:style-name="gr17" draw:text-style-name="P12" draw:layer="layout" draw:type="curve" svg:x1="20.002cm" svg:y1="12.404cm" svg:x2="26cm" svg:y2="10cm" draw:start-shape="id8" draw:start-glue-point="1" draw:end-shape="id2" draw:end-glue-point="6" svg:d="M20002 12404c3999 0 5998-801 5998-2404" svg:viewBox="0 0 5999 2405">
          <text:p/>
        </draw:connector>
        <draw:connector draw:style-name="gr18" draw:text-style-name="P12" draw:layer="layout" draw:type="curve" svg:x1="22.003cm" svg:y1="13.405cm" svg:x2="26cm" svg:y2="10cm" draw:start-shape="id9" draw:start-glue-point="1" draw:end-shape="id2" draw:end-glue-point="6" svg:d="M22003 13405c2665 0 3997-1135 3997-3405" svg:viewBox="0 0 3998 3406">
          <text:p/>
        </draw:connector>
        <draw:frame draw:style-name="gr19" draw:text-style-name="P13" draw:layer="layout" svg:width="1.328cm" svg:height="0.839cm" svg:x="26.012cm" svg:y="7.138cm">
          <draw:text-box>
            <text:p><text:span text:style-name="T11">Oui</text:span></text:p>
          </draw:text-box>
        </draw:frame>
        <draw:frame draw:style-name="gr20" draw:text-style-name="P13" draw:layer="layout" svg:width="1.476cm" svg:height="0.839cm" svg:x="22.112cm" svg:y="8.238cm">
          <draw:text-box>
            <text:p><text:span text:style-name="T11">Non</text:span></text:p>
          </draw:text-box>
        </draw:frame>
        <draw:line draw:style-name="gr21" draw:text-style-name="P12" draw:layer="layout" svg:x1="1cm" svg:y1="18cm" svg:x2="27.9cm" svg:y2="18cm">
          <text:p/>
        </draw:line>
        <draw:frame draw:style-name="gr22" draw:text-style-name="P14" draw:layer="layout" svg:width="0.798cm" svg:height="0.839cm" svg:x="0.7cm" svg:y="18.1cm">
          <draw:text-box>
            <text:p><text:span text:style-name="T12">0</text:span></text:p>
          </draw:text-box>
        </draw:frame>
        <draw:frame draw:style-name="gr23" draw:text-style-name="P14" draw:layer="layout" svg:width="0.65cm" svg:height="0.839cm" svg:x="27.4cm" svg:y="18.1cm">
          <draw:text-box>
            <text:p><text:span text:style-name="T12">t</text:span></text:p>
          </draw:text-box>
        </draw:frame>
        <draw:custom-shape draw:style-name="gr24" draw:text-style-name="P15" draw:layer="layout" svg:width="2cm" svg:height="0.8cm" svg:x="4.5cm" svg:y="15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cm" svg:height="0.8cm" svg:x="9.001cm" svg:y="15.001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3.501cm" svg:y="16.001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10.001cm" svg:y="16.002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cm" svg:height="0.8cm" svg:x="24.002cm" svg:y="15.002cm">
          <text:p text:style-name="P1"><text:span text:style-name="T13">Achat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24.001cm" svg:y="16.003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2.741cm" svg:height="0.878cm" svg:x="8.024cm" svg:y="18.161cm">
          <draw:text-box>
            <text:p><text:span text:style-name="T15">Diagramme de Gantt Typique dans l’Industriel</text:span></text:p>
          </draw:text-box>
        </draw:frame>
      </draw:page>
      <draw:page draw:name="page2" draw:style-name="dp1" draw:master-page-name="Standard">
        <draw:custom-shape draw:style-name="gr1" draw:text-style-name="P2" xml:id="id12" draw:id="id12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6cm" svg:height="0.8cm" svg:x="2cm" svg:y="8cm">
          <text:p text:style-name="P1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6cm" svg:height="0.8cm" svg:x="3cm" svg:y="9.001cm">
          <text:p text:style-name="P1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3cm" svg:height="0.8cm" svg:x="8cm" svg:y="10.002cm">
          <text:p text:style-name="P1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cm" svg:height="0.8cm" svg:x="11.001cm" svg:y="11.003cm">
          <text:p text:style-name="P1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6" draw:id="id16" draw:layer="layout" svg:width="6cm" svg:height="0.8cm" svg:x="14.002cm" svg:y="12.004cm">
          <text:p text:style-name="P1"><text:span text:style-name="T6">Mise au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xml:id="id11" draw:id="id11" draw:layer="layout" svg:width="15cm" svg:height="0.8cm" svg:x="11cm" svg:y="6cm">
          <text:p text:style-name="P1"><text:span text:style-name="T9">Documentation pour Communau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0" draw:id="id10" draw:layer="layout" svg:width="5cm" svg:height="2cm" svg:x="18.5cm" svg:y="8cm">
          <text:p text:style-name="P1"><text:span text:style-name="T10">Version</text:span></text:p>
          <text:p text:style-name="P1"><text:span text:style-name="T10">matur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2" draw:layer="layout" draw:type="curve" svg:x1="21cm" svg:y1="8cm" svg:x2="18.5cm" svg:y2="6.8cm" draw:start-shape="id10" draw:start-glue-point="4" draw:end-shape="id11" draw:end-glue-point="2" svg:d="M21000 8000c0-898-2500-299-2500-1200" svg:viewBox="0 0 2501 1201">
          <text:p/>
        </draw:connector>
        <draw:connector draw:style-name="gr13" draw:text-style-name="P12" draw:layer="layout" draw:type="curve" svg:x1="18.5cm" svg:y1="9cm" svg:x2="7cm" svg:y2="7.4cm" draw:start-shape="id10" draw:start-glue-point="5" draw:end-shape="id12" draw:end-glue-point="1" svg:d="M18500 9000c-8623 0-2874-1600-11500-1600" svg:viewBox="0 0 11501 1601">
          <text:p/>
        </draw:connector>
        <draw:connector draw:style-name="gr14" draw:text-style-name="P12" draw:layer="layout" draw:type="curve" svg:x1="18.5cm" svg:y1="9cm" svg:x2="8cm" svg:y2="8.4cm" draw:start-shape="id10" draw:start-glue-point="5" draw:end-shape="id13" draw:end-glue-point="1" svg:d="M18500 9000c-7873 0-2624-600-10500-600" svg:viewBox="0 0 10501 601">
          <text:p/>
        </draw:connector>
        <draw:connector draw:style-name="gr15" draw:text-style-name="P12" draw:layer="layout" draw:type="curve" svg:x1="18.5cm" svg:y1="9cm" svg:x2="9cm" svg:y2="9.401cm" draw:start-shape="id10" draw:start-glue-point="5" draw:end-shape="id14" draw:end-glue-point="1" svg:d="M18500 9000c-7123 0-2374 401-9500 401" svg:viewBox="0 0 9501 402">
          <text:p/>
        </draw:connector>
        <draw:connector draw:style-name="gr16" draw:text-style-name="P12" draw:layer="layout" draw:type="curve" svg:x1="18.5cm" svg:y1="9cm" svg:x2="11cm" svg:y2="10.402cm" draw:start-shape="id10" draw:start-glue-point="5" draw:end-shape="id15" draw:end-glue-point="1" svg:d="M18500 9000c-5623 0-1874 1402-7500 1402" svg:viewBox="0 0 7501 1403">
          <text:p/>
        </draw:connector>
        <draw:connector draw:style-name="gr17" draw:text-style-name="P12" draw:layer="layout" draw:type="curve" svg:x1="20.002cm" svg:y1="12.404cm" svg:x2="21cm" svg:y2="10cm" draw:start-shape="id16" draw:start-glue-point="1" draw:end-shape="id10" draw:end-glue-point="6" svg:d="M20002 12404c666 0 998-801 998-2404" svg:viewBox="0 0 999 2405">
          <text:p/>
        </draw:connector>
        <draw:frame draw:style-name="gr29" draw:text-style-name="P13" draw:layer="layout" svg:width="5.205cm" svg:height="0.839cm" svg:x="21.512cm" svg:y="7.438cm">
          <draw:text-box>
            <text:p><text:span text:style-name="T11">Version Stable fixée</text:span></text:p>
          </draw:text-box>
        </draw:frame>
        <draw:frame draw:style-name="gr20" draw:text-style-name="P13" draw:layer="layout" svg:width="1.476cm" svg:height="0.839cm" svg:x="17.112cm" svg:y="8.238cm">
          <draw:text-box>
            <text:p><text:span text:style-name="T11">Non</text:span></text:p>
          </draw:text-box>
        </draw:frame>
        <draw:line draw:style-name="gr21" draw:text-style-name="P12" draw:layer="layout" svg:x1="1cm" svg:y1="15cm" svg:x2="27.9cm" svg:y2="15cm">
          <text:p/>
        </draw:line>
        <draw:frame draw:style-name="gr22" draw:text-style-name="P14" draw:layer="layout" svg:width="0.798cm" svg:height="0.839cm" svg:x="0.7cm" svg:y="15.1cm">
          <draw:text-box>
            <text:p><text:span text:style-name="T12">0</text:span></text:p>
          </draw:text-box>
        </draw:frame>
        <draw:frame draw:style-name="gr23" draw:text-style-name="P14" draw:layer="layout" svg:width="0.65cm" svg:height="0.839cm" svg:x="27.4cm" svg:y="15.1cm">
          <draw:text-box>
            <text:p><text:span text:style-name="T12">t</text:span></text:p>
          </draw:text-box>
        </draw:frame>
        <draw:custom-shape draw:style-name="gr24" draw:text-style-name="P15" draw:layer="layout" svg:width="2cm" svg:height="0.8cm" svg:x="3cm" svg:y="13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cm" svg:height="0.8cm" svg:x="9.001cm" svg:y="13.001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xml:id="id17" draw:id="id17" draw:layer="layout" svg:width="4cm" svg:height="0.8cm" svg:x="22.002cm" svg:y="13.002cm">
          <text:p text:style-name="P1"><text:span text:style-name="T13">Achat group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7" draw:layer="layout" svg:width="13.236cm" svg:height="0.878cm" svg:x="8.025cm" svg:y="15.161cm">
          <draw:text-box>
            <text:p><text:span text:style-name="T15">Diagramme de Gantt Typique pour un Hobbyste</text:span></text:p>
          </draw:text-box>
        </draw:frame>
        <draw:connector draw:style-name="gr31" draw:text-style-name="P12" draw:layer="layout" draw:type="curve" svg:x1="23.5cm" svg:y1="9cm" svg:x2="24.002cm" svg:y2="13.002cm" draw:start-shape="id10" draw:start-glue-point="7" draw:end-shape="id17" draw:end-glue-point="0" svg:d="M23500 9000c335 0 502 1334 502 4002" svg:viewBox="0 0 503 4003">
          <text:p/>
        </draw:connector>
        <draw:custom-shape draw:style-name="gr5" draw:text-style-name="P6" draw:layer="layout" svg:width="3cm" svg:height="0.8cm" svg:x="4.002cm" svg:y="11.004cm">
          <text:p text:style-name="P1"><text:span text:style-name="T5">Maquet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cm" svg:stroke-color="#666666" draw:marker-start-width="0.2cm" draw:marker-end="Concave" draw:marker-end-width="0.3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3T15:51:48.781000000</meta:creation-date>
    <dc:date>2020-12-13T10:13:28.827618883</dc:date>
    <meta:editing-duration>PT56M40S</meta:editing-duration>
    <meta:editing-cycles>20</meta:editing-cycles>
    <meta:generator>LibreOffice/6.0.7.3$Linux_X86_64 LibreOffice_project/00m0$Build-3</meta:generator>
    <dc:creator>Lilian </dc:creator>
    <meta:document-statistic meta:object-count="55"/>
  </office:meta>
</office:document-meta>
</file>